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116cm" fo:min-width="21.3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2cfaf" draw:opacity="31%" draw:textarea-horizontal-align="justify" draw:textarea-vertical-align="middle" draw:auto-grow-height="false" fo:min-height="7.116cm" fo:min-width="21.344cm"/>
    </style:style>
    <style:style style:name="gr4" style:family="graphic" style:parent-style-name="standard">
      <style:graphic-properties draw:fill-color="#8fcf72" draw:opacity="31%" draw:textarea-horizontal-align="justify" draw:textarea-vertical-align="middle" draw:auto-grow-height="false" fo:min-height="7.116cm" fo:min-width="21.344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cfaf" draw:opacity="31%"/>
      <style:paragraph-properties fo:text-align="center"/>
    </style:style>
    <style:style style:name="P4" style:family="paragraph">
      <loext:graphic-properties draw:fill-color="#8fcf72" draw:opacity="31%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Graphics</text:p>
          </draw:text-box>
        </draw:frame>
        <draw:custom-shape draw:style-name="gr1" draw:text-style-name="P1" draw:layer="layout" svg:width="21.844cm" svg:height="7.366cm" svg:x="3.048cm" svg:y="6.35cm">
          <text:p text:style-name="P1"/>
          <draw:enhanced-geometry svg:viewBox="0 0 21600 21600" draw:glue-points="?f6 10800 10800 21600 ?f5 10800 10800 0" draw:text-areas="?f3 ?f3 ?f4 ?f4" draw:mirror-horizontal="true" draw:mirror-vertical="true" draw:type="trapezoid" draw:modifiers="2463.332718213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2.868cm" svg:height="0.962cm" svg:x="12.7cm" svg:y="12.754cm">
          <draw:text-box>
            <text:p>BITMAP</text:p>
          </draw:text-box>
        </draw:frame>
        <draw:custom-shape draw:style-name="gr3" draw:text-style-name="P3" draw:layer="layout" svg:width="21.844cm" svg:height="7.366cm" svg:x="3.048cm" svg:y="5.334cm">
          <text:p/>
          <draw:enhanced-geometry svg:viewBox="0 0 21600 21600" draw:glue-points="?f6 10800 10800 21600 ?f5 10800 10800 0" draw:text-areas="?f3 ?f3 ?f4 ?f4" draw:mirror-horizontal="true" draw:mirror-vertical="true" draw:type="trapezoid" draw:modifiers="2463.332718213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2.267cm" svg:height="0.962cm" svg:x="12.973cm" svg:y="11.684cm">
          <draw:text-box>
            <text:p>TILES</text:p>
          </draw:text-box>
        </draw:frame>
        <draw:custom-shape draw:style-name="gr4" draw:text-style-name="P4" draw:layer="layout" svg:width="21.844cm" svg:height="7.366cm" svg:x="3.048cm" svg:y="4.318cm">
          <text:p/>
          <draw:enhanced-geometry svg:viewBox="0 0 21600 21600" draw:glue-points="?f6 10800 10800 21600 ?f5 10800 10800 0" draw:text-areas="?f3 ?f3 ?f4 ?f4" draw:mirror-horizontal="true" draw:mirror-vertical="true" draw:type="trapezoid" draw:modifiers="2463.332718213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3.22cm" svg:height="0.962cm" svg:x="12.528cm" svg:y="10.668cm">
          <draw:text-box>
            <text:p>SPRITES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XCI Color Palette</text:p>
          </draw:text-box>
        </draw:frame>
        <draw:frame presentation:style-name="pr3" draw:layer="layout" svg:width="25.199cm" svg:height="10.285cm" svg:x="1.4cm" svg:y="3.685cm" presentation:class="outline" presentation:user-transformed="true">
          <draw:text-box>
            <text:p><text:span text:style-name="T1">256* colors at one time, as 16 palette offsets:</text:span></text:p>
            <text:p><text:span text:style-name="T2">0: Default palette (indices 0-15)</text:span></text:p>
            <text:p><text:span text:style-name="T2">1-10: Zone level (0-9) bitmap palettes (indices 16-175)</text:span></text:p>
            <text:p><text:span text:style-name="T2">11: Menu palette (indices 176-191)</text:span></text:p>
            <text:p><text:span text:style-name="T2">12-14: Text style (1-3) palettes (indices 192-239)</text:span></text:p>
            <text:p><text:span text:style-name="T2">15: All black</text:span></text:p>
            <text:p><text:span text:style-name="T3"/></text:p>
            <text:p><text:span text:style-name="T2">* Actually, 31 of those colors must be black. Also, palette offsets 11-14 only contain colors from the default palette. So, more like 166 colors, at most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XCI Bitm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320x240 pixels</text:p>
                <text:list>
                  <text:list-item>
                    <text:p>Only 320x200 visible in game levels</text:p>
                  </text:list-item>
                </text:list>
              </text:list-item>
              <text:list-item>
                <text:p>16 colors (4 bits per pixel)</text:p>
              </text:list-item>
              <text:list-item>
                <text:p>Dedicated palette offset</text:p>
                <text:list>
                  <text:list-item>
                    <text:p>Color index 0 must be black ($000)</text:p>
                  </text:list-item>
                  <text:list-item>
                    <text:p>Other 15 colors can be any 12-bit value</text:p>
                  </text:list-item>
                </text:list>
              </text:list-item>
              <text:list-item>
                <text:p>Cannot change during title screen or levels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XCI Til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40x30</text:span> visible tile map</text:p>
              </text:list-item>
              <text:list-item>
                <text:p>Up to 720 8x8 pixel tiles</text:p>
              </text:list-item>
              <text:list-item>
                <text:p>16 colors (4 bits per pixel)</text:p>
              </text:list-item>
              <text:list-item>
                <text:p>Special use palette offsets</text:p>
                <text:list>
                  <text:list-item>
                    <text:p>Menus and other controls</text:p>
                  </text:list-item>
                  <text:list-item>
                    <text:p>Text Fi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XCI Sprit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127 freely positioned sprites, plus mouse cursor</text:p>
              </text:list-item>
              <text:list-item>
                <text:p>16x16 pixels</text:p>
              </text:list-item>
              <text:list-item>
                <text:p>16 colors (4 bits per pixel)</text:p>
              </text:list-item>
              <text:list-item>
                <text:p>Up to 512 unique frames</text:p>
                <text:list>
                  <text:list-item>
                    <text:p>Mouse cursor frames must use default palette</text:p>
                  </text:list-item>
                  <text:list-item>
                    <text:p>Animated sprites may use any palette offse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2-bit Col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4 bits each for Red, Green and Blue components</text:span></text:p>
              </text:list-item>
              <text:list-item>
                <text:p><text:span text:style-name="T5">Stored in VRAM as little-endian 16-bit value</text:span></text:p>
                <text:list>
                  <text:list-item>
                    <text:p><text:span text:style-name="T6">Example: 56 04 = 4/15 Red, 5/15 Blue, 6/15 Green</text:span></text:p>
                  </text:list-item>
                  <text:list-item>
                    <text:p><text:span text:style-name="T6">24-bit equivalent: #445566</text:span></text:p>
                  </text:list-item>
                </text:list>
              </text:list-item>
              <text:list-item>
                <text:p><text:span text:style-name="T5">XCI SDK converts 24-bit to 12-bit by discarding lowest 4 bits of each component</text:span></text:p>
                <text:list>
                  <text:list-item>
                    <text:p><text:span text:style-name="T6">Example: #6789AB → 8A 06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1:14:42.607041868</meta:creation-date>
    <dc:date>2020-02-26T23:04:29.532068025</dc:date>
    <meta:editing-duration>PT34M6S</meta:editing-duration>
    <meta:editing-cycles>5</meta:editing-cycles>
    <meta:generator>LibreOffice/6.0.7.3$Linux_X86_64 LibreOffice_project/00m0$Build-3</meta:generator>
    <meta:document-statistic meta:object-count="50"/>
  </office:meta>
</office:document-meta>
</file>